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Dashed_20__28_var_29_" draw:marker-start="Arrow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00ff" draw:fill-color="#ff66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9.304cm" svg:height="11.43cm" svg:x="4.608cm" svg:y="5.2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7.697cm" svg:height="10.366cm" svg:x="5.411cm" svg:y="5.9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draw:layer="layout" svg:width="22.86cm" svg:height="13.97cm" svg:x="2.576cm" svg:y="3.73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424cm" svg:height="0.58cm" svg:x="10.196cm" svg:y="15.4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61cm" svg:height="0.436cm" svg:x="10.196cm" svg:y="15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1cm" svg:height="0.436cm" svg:x="11.158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07cm" svg:height="0.508cm" svg:x="10.239cm" svg:y="14.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4cm" svg:height="0.58cm" svg:x="12.434cm" svg:y="15.4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61cm" svg:height="0.436cm" svg:x="12.434cm" svg:y="15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1cm" svg:height="0.436cm" svg:x="13.396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814cm" svg:height="0.17cm" svg:x="11.62cm" svg:y="15.587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0.803cm" svg:height="0.254cm" svg:x="4.608cm" svg:y="10.0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03cm" svg:height="0.254cm" svg:x="4.608cm" svg:y="14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03cm" svg:height="0.254cm" svg:x="23.108cm" svg:y="9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03cm" svg:height="0.254cm" draw:transform="rotate (1.5707963267949) translate (19.086cm 6.06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0.803cm" svg:height="0.254cm" draw:transform="rotate (1.5707963267949) translate (11.949cm 6.03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03cm" svg:height="0.254cm" draw:transform="rotate (1.5707963267949) translate (17.562cm 16.942cm)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366cm" svg:height="1.03cm" svg:x="4.44cm" svg:y="4.277cm" svg:viewBox="0 0 2367 1031" svg:d="M0 306c426-134 884-142 1309-278 379-121 723 168 780 501l223 279 55 223">
          <text:p/>
        </draw:path>
        <draw:path draw:style-name="gr6" draw:text-style-name="P1" draw:layer="layout" svg:width="1.174cm" svg:height="0.959cm" draw:transform="rotate (-1.80728844044013) translate (4.95243032492676cm 6.03223549085163cm)" svg:viewBox="0 0 1175 960" svg:d="M0 957c338-14 838 95 976-350l199-363-59-244">
          <text:p/>
        </draw:path>
        <draw:custom-shape draw:style-name="gr7" draw:text-style-name="P1" draw:layer="layout" svg:width="1.778cm" svg:height="1.524cm" svg:x="2.83cm" svg:y="4.242cm">
          <text:p text:style-name="P1"/>
          <draw:enhanced-geometry svg:viewBox="0 0 21600 21600" draw:type="rectangle" draw:enhanced-path="M 0 0 L 21600 0 21600 21600 0 21600 0 0 Z N"/>
        </draw:custom-shape>
        <draw:frame draw:style-name="gr8" draw:layer="layout" svg:width="4.841cm" svg:height="0.962cm" svg:x="1.56cm" svg:y="1.702cm">
          <draw:text-box>
            <text:p>Train Controller</text:p>
          </draw:text-box>
        </draw:frame>
        <draw:line draw:style-name="gr9" draw:text-style-name="P1" draw:layer="layout" svg:x1="3.338cm" svg:y1="2.464cm" svg:x2="3.846cm" svg:y2="4.496cm">
          <text:p/>
        </draw:line>
        <draw:frame draw:style-name="gr8" draw:layer="layout" svg:width="4.354cm" svg:height="0.962cm" svg:x="0cm" svg:y="13.186cm">
          <draw:text-box>
            <text:p>Track Section</text:p>
          </draw:text-box>
        </draw:frame>
        <draw:line draw:style-name="gr9" draw:text-style-name="P1" draw:layer="layout" svg:x1="2.138cm" svg:y1="13.186cm" svg:x2="4.608cm" svg:y2="11.43cm">
          <text:p/>
        </draw:line>
        <draw:custom-shape draw:style-name="gr10" draw:text-style-name="P1" draw:layer="layout" svg:width="0.804cm" svg:height="0.762cm" svg:x="23.10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04cm" svg:height="0.762cm" svg:x="5.298cm" svg:y="15.5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layer="layout" svg:width="3.169cm" svg:height="0.962cm" svg:x="1.376cm" svg:y="19.558cm">
          <draw:text-box>
            <text:p>RFID Tag</text:p>
          </draw:text-box>
        </draw:frame>
        <draw:line draw:style-name="gr9" draw:text-style-name="P1" draw:layer="layout" svg:x1="2.138cm" svg:y1="19.558cm" svg:x2="5.842cm" svg:y2="16.002cm">
          <text:p/>
        </draw:line>
        <draw:frame draw:style-name="gr11" draw:layer="layout" svg:width="1.92cm" svg:height="0.962cm" svg:x="7.98cm" svg:y="19.558cm">
          <draw:text-box>
            <text:p>Train</text:p>
          </draw:text-box>
        </draw:frame>
        <draw:line draw:style-name="gr9" draw:text-style-name="P1" draw:layer="layout" svg:x1="8.742cm" svg:y1="19.558cm" svg:x2="10.922cm" svg:y2="15.418cm">
          <text:p/>
        </draw:line>
        <draw:frame draw:style-name="gr8" draw:layer="layout" svg:width="2.788cm" svg:height="0.962cm" svg:x="12.558cm" svg:y="19.612cm">
          <draw:text-box>
            <text:p>Rail Car</text:p>
          </draw:text-box>
        </draw:frame>
        <draw:line draw:style-name="gr9" draw:text-style-name="P1" draw:layer="layout" svg:x1="13.396cm" svg:y1="19.104cm" svg:x2="13.208cm" svg:y2="15.418cm">
          <text:p/>
        </draw:line>
        <draw:frame draw:style-name="gr8" draw:layer="layout" svg:width="6.767cm" svg:height="0.962cm" svg:x="20.32cm" svg:y="1.27cm">
          <draw:text-box>
            <text:p>Train Monitor Terminal</text:p>
          </draw:text-box>
        </draw:frame>
        <draw:line draw:style-name="gr9" draw:text-style-name="P1" draw:layer="layout" svg:x1="20.32cm" svg:y1="1.524cm" svg:x2="14.986cm" svg:y2="2.032cm">
          <text:p/>
        </draw:line>
        <draw:g>
          <draw:frame draw:style-name="gr12" draw:text-style-name="P1" draw:layer="layout" svg:width="4.678cm" svg:height="3.95cm" svg:x="10.668cm" svg:y="0.368cm">
            <draw:image xlink:href="Pictures/10000201000001C70000013B78A8E1E5.png" xlink:type="simple" xlink:show="embed" xlink:actuate="onLoad">
              <text:p/>
            </draw:image>
          </draw:frame>
          <draw:g>
            <draw:custom-shape draw:style-name="gr4" draw:text-style-name="P1" draw:layer="layout" svg:width="0.588cm" svg:height="0.258cm" svg:x="12.238cm" svg:y="1.64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0.252cm" svg:height="0.194cm" svg:x="12.238cm" svg:y="1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2cm" svg:height="0.194cm" svg:x="12.635cm" svg:y="1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68cm" svg:height="0.226cm" svg:x="12.256cm" svg:y="1.41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588cm" svg:height="0.258cm" svg:x="13.161cm" svg:y="1.64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0.252cm" svg:height="0.194cm" svg:x="13.161cm" svg:y="1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2cm" svg:height="0.194cm" svg:x="13.558cm" svg:y="1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35cm" svg:height="0.076cm" svg:x="12.826cm" svg:y="1.716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th </meta:initial-creator>
    <meta:creation-date>2015-11-11T15:54:06.515875594</meta:creation-date>
    <dc:date>2015-11-11T16:37:07.376980110</dc:date>
    <dc:creator>death </dc:creator>
    <meta:editing-duration>PT35M53S</meta:editing-duration>
    <meta:editing-cycles>7</meta:editing-cycles>
    <meta:generator>LibreOffice/4.2.8.2$Linux_X86_64 LibreOffice_project/420m0$Build-2</meta:generator>
    <meta:document-statistic meta:object-count="70"/>
  </office:meta>
</office:document-meta>
</file>